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font-name="Times New Roman" fo:font-size="12pt" style:font-size-asian="12pt" style:font-size-complex="12pt"/>
    </style:style>
    <style:style style:name="T2" style:family="text">
      <style:text-properties style:font-name="Times New Roman" fo:font-size="12pt" fo:background-color="#ffffff"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tivations: Or Why you should keep reading this. <text:s/></text:p>
      <text:p text:style-name="Standard"/>
      <text:p text:style-name="Standard"><text:tab/>We are still in the dark on a lot of things. This is not unexpected, as many of the questions social scientists ask are difficult to resolve, but one of the biggest problems that we have only begun to tackle remains making good predictions. Some of this is by design, as theorists have argued against the merit of the ability to predict as a guide for the choice of study (Shapiro 2002). <text:span text:style-name="T1">The social scientific approach favors inference, with the goal of explanation, rather than making predictions, which are frequently considered unscientific (</text:span><text:span text:style-name="T2">Shmueli </text:span><text:span text:style-name="T1">2010). </text:span>There is a space for political scientists to make a new mark, outpacing experts (Tetlock 2005), and building a new space for political science in terms of our relevance as a discipline. <text:s text:c="2"/></text:p>
      <text:p text:style-name="Standard"><text:tab/>One of the ways political scientists can enhance the overall relevance of the discipline revolves around considering how the datasets are about to move beyond the comprehension of a theorist or 12. Datasets collected now range in size from a few observations to many thousands. In the examples discussed within this dissertation, the size of the data is not beyond comprehension. The GSS data has 3800 rows of data with about 1000 questions, while the ANES spoke with 1200 respondents asking about 200 questions, making data that can still be read in, picked apart, and parsed by the tools that are available to the average social scientist. We can still rely on statistical significance to give us a sense of whether something should apply to the larger population, justifying a result causally through theory (King, Keohane, and Verba 1994). </text:p>
      <text:p text:style-name="Standard"><text:tab/>While the use of hypothesis testing remains capable of giving us a sense of the usefulness of a variable for explaining the incidence of a given dependent variable, the datasets that are coming will make such inference problematic. <text:s/>The datasets that will be available shall range from the sizes we've seen to those too large to fit in a computer's memory, and will include a selection of the finite population that closely approximates the whole. While the methods of statistical inference and searching for explanatory variables remain serviceable for the data we have available at the moment, the datasets with a large number of observations will require a different kind of test. </text:p>
      <text:p text:style-name="Standard"><text:tab/>Perhaps we can categorize the problems of large datasets, and the problems of small ones as difficulties that arise from statistical significance. Statistical significance, the idea that a value differs from a value the researcher describes as irrelevant, depends on the standard errors of a given relationship. In large datasets, this leads to seeing significance more frequently, due to the dependence of statistical significance on the number of observations. The standard errors shrink as the number of observations grow (Fox 2008), making it difficult to determine what matters as the size of the dataset increases. </text:p>
      <text:p text:style-name="Standard"><text:tab/>In addition to the question of what matters, the use of significance testing in its current incarnation remains problema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Rogers</meta:initial-creator>
    <meta:creation-date>2016-06-06T16:21:19</meta:creation-date>
    <dc:date>2016-06-09T15:56:14</dc:date>
    <dc:creator>Ben Rogers</dc:creator>
    <meta:editing-duration>PT22H41M47S</meta:editing-duration>
    <meta:editing-cycles>128</meta:editing-cycles>
    <meta:generator>OpenOffice/4.1.2$Unix OpenOffice.org_project/412m3$Build-9782</meta:generator>
    <meta:document-statistic meta:table-count="0" meta:image-count="0" meta:object-count="0" meta:page-count="1" meta:paragraph-count="6" meta:word-count="499" meta:character-count="3076"/>
  </office:meta>
</office:document-meta>
</file>